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33cm" style:rel-column-width="10922*"/>
    </style:style>
    <style:style style:name="Таблица1.F" style:family="table-column">
      <style:table-column-properties style:column-width="2.835cm" style:rel-column-width="1092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fo:padding="0.097cm" fo:border="0.5pt solid #000000"/>
    </style:style>
    <style:style style:name="Таблица1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Таблица1.B2" style:family="table-cell" style:data-style-name="N37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none" fo:border-top="none" fo:border-bottom="0.5pt solid #000000"/>
    </style:style>
    <style:style style:name="Таблица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left="0cm" fo:margin-right="0cm" fo:line-height="150%" fo:text-align="center" style:justify-single-word="false" fo:text-indent="1.251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0e29c0" style:font-size-asian="14pt" style:font-weight-asian="normal" style:font-size-complex="14pt" style:font-weight-complex="normal"/>
    </style:style>
    <style:style style:name="P4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officeooo:rsid="001066ae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</style:style>
    <style:style style:name="P6" style:family="paragraph" style:parent-style-name="Heading_20_3">
      <style:paragraph-properties fo:margin-left="0cm" fo:margin-right="0cm" fo:margin-top="0.847cm" fo:margin-bottom="0.423cm" style:contextual-spacing="false" fo:line-height="150%" fo:text-align="justify" style:justify-single-word="false" fo:orphans="2" fo:widows="2" fo:text-indent="1.251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fo:margin-left="0cm" fo:margin-right="0cm" fo:margin-top="0.423cm" fo:margin-bottom="0cm" style:contextual-spacing="false" fo:line-height="150%" fo:text-align="justify" style:justify-single-word="false" fo:orphans="2" fo:widows="2" fo:text-indent="1.251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officeooo:rsid="001066ae" style:font-size-asian="14pt" style:font-weight-asian="normal" style:font-size-complex="14pt" style:font-weight-complex="normal"/>
    </style:style>
    <style:style style:name="P8" style:family="paragraph" style:parent-style-name="Heading_20_3"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officeooo:rsid="001066ae" officeooo:paragraph-rsid="001066ae" style:font-size-asian="14pt" style:font-weight-asian="normal" style:font-size-complex="14pt" style:font-weight-complex="normal"/>
    </style:style>
    <style:style style:name="P9" style:family="paragraph" style:parent-style-name="Heading_20_4">
      <style:paragraph-properties fo:margin-left="0cm" fo:margin-right="0cm" fo:margin-top="0.847cm" fo:margin-bottom="0.423cm" style:contextual-spacing="false" fo:line-height="150%" fo:text-align="justify" style:justify-single-word="false" fo:orphans="2" fo:widows="2" fo:text-indent="1.251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10" style:family="paragraph" style:parent-style-name="Heading_20_4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11" style:family="paragraph" style:parent-style-name="Table_20_Contents">
      <style:text-properties style:font-name="Times New Roman" fo:font-size="14pt" style:font-size-asian="14pt" style:font-size-complex="14pt"/>
    </style:style>
    <style:style style:name="P12" style:family="paragraph">
      <style:text-properties style:font-name="Times New Roman" fo:font-size="14pt" fo:language="en" fo:country="US" style:font-size-asian="14pt" style:font-size-complex="14pt"/>
    </style:style>
    <style:style style:name="P13" style:family="paragraph" style:parent-style-name="Text_20_body" style:list-style-name="L1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officeooo:paragraph-rsid="000e29c0"/>
    </style:style>
    <style:style style:name="P14" style:family="paragraph" style:parent-style-name="Text_20_body" style:list-style-name="L2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officeooo:paragraph-rsid="000e29c0"/>
    </style:style>
    <style:style style:name="P15" style:family="paragraph" style:parent-style-name="Text_20_body" style:list-style-name="L3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officeooo:paragraph-rsid="000e29c0"/>
    </style:style>
    <style:style style:name="P16" style:family="paragraph" style:parent-style-name="Text_20_body" style:list-style-name="L5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officeooo:paragraph-rsid="001066ae"/>
    </style:style>
    <style:style style:name="P17" style:family="paragraph" style:parent-style-name="Text_20_body" style:list-style-name="L4"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1.251cm" style:auto-text-indent="false" fo:padding="0cm" fo:border="none"/>
      <style:text-properties officeooo:paragraph-rsid="000f4316"/>
    </style:style>
    <style:style style:name="P18" style:family="paragraph" style:parent-style-name="Text_20_body" style:list-style-name="L4"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0f4316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officeooo:rsid="001066ae" officeooo:paragraph-rsid="001066ae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officeooo:rsid="001066ae" officeooo:paragraph-rsid="001066ae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2" style:family="text">
      <style:text-properties fo:font-variant="normal" fo:text-transform="none" fo:color="#0f1115" loext:opacity="100%" style:font-name="Times New Roman" fo:font-size="14pt" fo:letter-spacing="normal" fo:font-style="normal" fo:font-weight="normal" officeooo:rsid="001066ae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fo:color="#0f1115" loext:opacity="100%" fo:letter-spacing="normal" fo:font-style="normal" fo:font-weight="normal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231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. РАЗРАБОТКА ОБУЧАЮЩЕЙ ДОКУМЕНТАЦИИ.</text:p>
      <text:h text:style-name="P10" text:outline-level="4" text:is-list-header="true"><text:tab/>1. Назначение обучающей документации</text:h>
      <text:p text:style-name="P3">Обучающая документация играет ключевую роль в процессе внедрения и последующей эксплуатации информационной системы. Она служит:</text:p>
      <text:list xml:id="list3904580825" text:style-name="L1">
        <text:list-item>
          <text:p text:style-name="P13"><text:span text:style-name="Strong_20_Emphasis"><text:span text:style-name="T1">Источником знаний</text:span></text:span><text:span text:style-name="T1"> для новых сотрудников, позволяя им быстрее приступить к работе.</text:span></text:p>
        </text:list-item>
        <text:list-item>
          <text:p text:style-name="P13"><text:span text:style-name="Strong_20_Emphasis"><text:span text:style-name="T1">Справочным материалом</text:span></text:span><text:span text:style-name="T1"> для действующих пользователей при возникновении вопросов или нештатных ситуаций.</text:span></text:p>
        </text:list-item>
        <text:list-item>
          <text:p text:style-name="P13"><text:span text:style-name="Strong_20_Emphasis"><text:span text:style-name="T1">Инструментом стандартизации</text:span></text:span><text:span text:style-name="T1">, так как описывает единые, утверждённые способы выполнения операций всеми сотрудниками.</text:span></text:p>
        </text:list-item>
        <text:list-item>
          <text:p text:style-name="P13"><text:span text:style-name="Strong_20_Emphasis"><text:span text:style-name="T1">Снижением нагрузки на службу поддержки</text:span></text:span><text:span text:style-name="T1">, так как пользователи могут найти ответы на типовые вопросы самостоятельно.</text:span></text:p>
        </text:list-item>
      </text:list>
      <text:h text:style-name="P9" text:outline-level="4" text:is-list-header="true"><text:tab/>2. Виды обучающей документации</text:h>
      <text:p text:style-name="P2"><text:tab/>Для системы складского учёта выделяют следующие основные виды документации:</text:p>
      <text:list xml:id="list1376916366" text:style-name="L2">
        <text:list-item>
          <text:p text:style-name="P14"><text:span text:style-name="Strong_20_Emphasis"><text:span text:style-name="T1">Руководство пользователя:</text:span></text:span><text:span text:style-name="T1"> предназначено для сотрудников склада. Содержит пошаговые инструкции по выполнению ежедневных операций.</text:span></text:p>
        </text:list-item>
        <text:list-item>
          <text:p text:style-name="P14"><text:span text:style-name="Strong_20_Emphasis"><text:span text:style-name="T1">Руководство администратора:</text:span></text:span><text:span text:style-name="T1"> предназначено для специалистов, отвечающих за работоспособность системы. Содержит описание установки, настройки прав доступа, резервного копирования и мониторинга.</text:span></text:p>
        </text:list-item>
        <text:list-item>
          <text:p text:style-name="P14"><text:span text:style-name="Strong_20_Emphasis"><text:span text:style-name="T1">Инструкции по работе с системой:</text:span></text:span><text:span text:style-name="T1"> часто представляют собой краткие памятки (шпаргалки) по конкретным узким операциям.</text:span></text:p>
        </text:list-item>
        <text:list-item>
          <text:p text:style-name="P14"><text:soft-page-break/><text:span text:style-name="Strong_20_Emphasis"><text:span text:style-name="T1">Справочные материалы:</text:span></text:span><text:span text:style-name="T1"> включают описание всех справочников, классификаторов и правил заполнения реквизитов.</text:span></text:p>
        </text:list-item>
      </text:list>
      <text:h text:style-name="P9" text:outline-level="4" text:is-list-header="true"><text:tab/>3. Определение целевой аудитории</text:h>
      <text:p text:style-name="P2"><text:tab/>В рамках проекта автоматизации склада документация разрабатывается для трёх основных групп:</text:p>
      <text:list xml:id="list1772604410" text:style-name="L3">
        <text:list-item>
          <text:p text:style-name="P15"><text:span text:style-name="Strong_20_Emphasis"><text:span text:style-name="T1">Обычные пользователи (Кладовщики, Операторы):</text:span></text:span><text:span text:style-name="T1"> Им необходимы простые, понятные инструкции с большим количеством скриншотов и минимумом технических деталей.</text:span></text:p>
        </text:list-item>
        <text:list-item>
          <text:p text:style-name="P15"><text:span text:style-name="Strong_20_Emphasis"><text:span text:style-name="T1">Администраторы:</text:span></text:span><text:span text:style-name="T1"> Требуется техническая документация с описанием серверного ПО, настроек, логов ошибок и процедур восстановления.</text:span></text:p>
        </text:list-item>
        <text:list-item>
          <text:p text:style-name="P15"><text:span text:style-name="Strong_20_Emphasis"><text:span text:style-name="T1">Руководители:</text:span></text:span><text:span text:style-name="T1"> Документация для них фокусируется на получении отчётности, аналитических данных и мониторинге работы подчинённых в системе.</text:span></text:p>
        </text:list-item>
      </text:list>
      <text:h text:style-name="P6" text:outline-level="3"><text:tab/>4. Разработка структуры пользовательского руководства</text:h>
      <text:p text:style-name="P5"><text:span text:style-name="Strong_20_Emphasis"><text:span text:style-name="T1">Структура руководства пользователя для ИС «Складской учёт»:</text:span></text:span></text:p>
      <text:list xml:id="list3524668397" text:style-name="L4">
        <text:list-item>
          <text:p text:style-name="P17"><text:span text:style-name="Strong_20_Emphasis"><text:span text:style-name="T1">Общие сведения о системе</text:span></text:span></text:p>
          <text:list>
            <text:list-item>
              <text:p text:style-name="P18">Назначение системы</text:p>
            </text:list-item>
            <text:list-item>
              <text:p text:style-name="P18">Функциональные возможности</text:p>
            </text:list-item>
            <text:list-item>
              <text:p text:style-name="P18">Термины и определения</text:p>
            </text:list-item>
          </text:list>
        </text:list-item>
        <text:list-item>
          <text:p text:style-name="P17"><text:span text:style-name="Strong_20_Emphasis"><text:span text:style-name="T1">Требования к пользователю</text:span></text:span></text:p>
          <text:list>
            <text:list-item>
              <text:p text:style-name="P18">Необходимые навыки работы с ПК</text:p>
            </text:list-item>
            <text:list-item>
              <text:p text:style-name="P18">Требования к браузеру/рабочей станции</text:p>
            </text:list-item>
          </text:list>
        </text:list-item>
        <text:list-item>
          <text:p text:style-name="P17"><text:span text:style-name="Strong_20_Emphasis"><text:span text:style-name="T1">Вход в систему</text:span></text:span></text:p>
          <text:list>
            <text:list-item>
              <text:p text:style-name="P18"><text:soft-page-break/>Запуск программы</text:p>
            </text:list-item>
            <text:list-item>
              <text:p text:style-name="P18">Ввод логина и пароля</text:p>
            </text:list-item>
            <text:list-item>
              <text:p text:style-name="P18">Возможные проблемы при входе</text:p>
            </text:list-item>
          </text:list>
        </text:list-item>
        <text:list-item>
          <text:p text:style-name="P17"><text:span text:style-name="Strong_20_Emphasis"><text:span text:style-name="T1">Описание интерфейса</text:span></text:span></text:p>
          <text:list>
            <text:list-item>
              <text:p text:style-name="P18">Главное окно программы</text:p>
            </text:list-item>
            <text:list-item>
              <text:p text:style-name="P18">Панель навигации и разделы</text:p>
            </text:list-item>
            <text:list-item>
              <text:p text:style-name="P18">Рабочая область</text:p>
            </text:list-item>
          </text:list>
        </text:list-item>
        <text:list-item>
          <text:p text:style-name="P17"><text:span text:style-name="Strong_20_Emphasis"><text:span text:style-name="T1">Основные операции (складские процедуры)</text:span></text:span></text:p>
          <text:list>
            <text:list-item>
              <text:p text:style-name="P18">Приёмка товара на склад</text:p>
            </text:list-item>
            <text:list-item>
              <text:p text:style-name="P18">Размещение товара по ячейкам</text:p>
            </text:list-item>
            <text:list-item>
              <text:p text:style-name="P18">Отгрузка товара</text:p>
            </text:list-item>
            <text:list-item>
              <text:p text:style-name="P18">Внутреннее перемещение</text:p>
            </text:list-item>
            <text:list-item>
              <text:p text:style-name="P18">Инвентаризация (пересчёт)</text:p>
            </text:list-item>
          </text:list>
        </text:list-item>
        <text:list-item>
          <text:p text:style-name="P17"><text:span text:style-name="Strong_20_Emphasis"><text:span text:style-name="T1">Формирование отчётов</text:span></text:span></text:p>
          <text:list>
            <text:list-item>
              <text:p text:style-name="P18">Отчёт по остаткам товаров</text:p>
            </text:list-item>
            <text:list-item>
              <text:p text:style-name="P18">Отчёт по движению товаров</text:p>
            </text:list-item>
          </text:list>
        </text:list-item>
        <text:list-item>
          <text:p text:style-name="P17"><text:span text:style-name="Strong_20_Emphasis"><text:span text:style-name="T1">Типовые ошибки и способы их устранения</text:span></text:span></text:p>
          <text:list>
            <text:list-item>
              <text:p text:style-name="P18">Сообщения об ошибках</text:p>
            </text:list-item>
            <text:list-item>
              <text:p text:style-name="P18">Действия в нештатных ситуациях</text:p>
            </text:list-item>
          </text:list>
        </text:list-item>
      </text:list>
      <text:p text:style-name="P19">8-9. <text:span text:style-name="T4">Регистрация изменений и пример изменения</text:span></text:p>
      <text:p text:style-name="P20">Таблица<text:span text:style-name="T5"> </text:span><text:span text:style-name="T6">5</text:span><text:span text:style-name="T5"> </text:span>— Журнал регистрации изменений документации</text:p>
      <table:table table:name="Таблица1" table:style-name="Таблица1">
        <table:table-column table:style-name="Таблица1.A" table:number-columns-repeated="5"/>
        <table:table-column table:style-name="Таблица1.F"/>
        <table:table-row table:style-name="TableLine122651080">
          <table:table-cell table:style-name="Таблица1.A1" office:value-type="string">
            <text:p text:style-name="Table_20_Contents"><text:s/><text:span text:style-name="T4">№</text:span></text:p>
          </table:table-cell>
          <table:table-cell table:style-name="Таблица1.A1" office:value-type="string">
            <text:p text:style-name="P11">Дата изменения </text:p>
          </table:table-cell>
          <table:table-cell table:style-name="Таблица1.A1" office:value-type="string">
            <text:p text:style-name="P11">Раздел документа</text:p>
          </table:table-cell>
          <table:table-cell table:style-name="Таблица1.A1" office:value-type="string">
            <text:p text:style-name="P11">Суть изменения</text:p>
          </table:table-cell>
          <table:table-cell table:style-name="Таблица1.A1" office:value-type="string">
            <text:p text:style-name="P11">Новая версия документа</text:p>
          </table:table-cell>
          <table:table-cell table:style-name="Таблица1.F1" office:value-type="string">
            <text:p text:style-name="P11">Отвественный</text:p>
          </table:table-cell>
        </table:table-row>
        <table:table-row table:style-name="TableLine122651656">
          <table:table-cell table:style-name="Таблица1.A2" office:value-type="float" office:value="1">
            <text:p text:style-name="P11">1</text:p>
          </table:table-cell>
          <table:table-cell table:style-name="Таблица1.B2" office:value-type="date" office:date-value="2026-03-17">
            <text:p text:style-name="P11">17.03.26</text:p>
          </table:table-cell>
          <table:table-cell table:style-name="Таблица1.E2" office:value-type="string">
            <text:p text:style-name="P11">5.3 Отгрузка <text:soft-page-break/>товара</text:p>
          </table:table-cell>
          <table:table-cell table:style-name="Таблица1.E2" office:value-type="string">
            <text:p text:style-name="P11">Актуализация <text:soft-page-break/>скриншота и описания местоположения кнопки «Оформить отгрузку» в соответствии с версией ИС 2.1. </text:p>
          </table:table-cell>
          <table:table-cell table:style-name="Таблица1.E2" office:value-type="string">
            <text:p text:style-name="P11">2.1</text:p>
          </table:table-cell>
          <table:table-cell table:style-name="Таблица1.F2" office:value-type="string">
            <text:p text:style-name="P11">Системный аналитик <text:soft-page-break/>Агафонов А.Д</text:p>
          </table:table-cell>
        </table:table-row>
      </table:table>
      <text:h text:style-name="P8" text:outline-level="3"><text:tab/>10. Выводы</text:h>
      <text:p text:style-name="P4"><text:tab/>Ведение актуальной обучающей документации является критически важным условием для успешного сопровождения информационной системы склада.</text:p>
      <text:list xml:id="list1851492454" text:style-name="L5">
        <text:list-item>
          <text:p text:style-name="P16"><text:span text:style-name="Strong_20_Emphasis"><text:span text:style-name="T2">Снижение операционных издержек:</text:span></text:span><text:span text:style-name="T2"> Актуальные инструкции сокращают количество ошибок при приёмке и отгрузке товаров, вызванных незнанием новых правил работы в системе.</text:span></text:p>
        </text:list-item>
        <text:list-item>
          <text:p text:style-name="P16"><text:span text:style-name="Strong_20_Emphasis"><text:span text:style-name="T2">Скорость адаптации:</text:span></text:span><text:span text:style-name="T2"> Новые сотрудники склада быстрее вливаются в рабочий процесс, имея под рукой понятное и правдивое руководство.</text:span></text:p>
        </text:list-item>
        <text:list-item>
          <text:p text:style-name="P16"><text:span text:style-name="Strong_20_Emphasis"><text:span text:style-name="T2">Эффективность поддержки:</text:span></text:span><text:span text:style-name="T2"> Служба технической поддержки тратит меньше времени на разъяснение типовых ситуаций, так как пользователи могут обратиться к документации.</text:span></text:p>
        </text:list-item>
        <text:list-item>
          <text:p text:style-name="P16"><text:span text:style-name="Strong_20_Emphasis"><text:span text:style-name="T2">Прозрачность изменений:</text:span></text:span><text:span text:style-name="T2"> Журнал регистрации изменений позволяет отследить историю развития как самой системы, так и знаний о ней, обеспечивая преемственность при смене сотрудников.</text:span></text:p>
        </text:list-item>
      </text:list>
      <text:p text:style-name="P7"><text:tab/>Таким образом, документация — это не статичный артефакт, а живой инструмент, требующий постоянного внимания и обновления на протяжении всего жизненного цикла информационной системы.</text:p>
      <text:p text:style-name="P20"/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17T16:05:48.556815300</meta:creation-date>
    <dc:date>2026-03-31T15:20:41.827000000</dc:date>
    <meta:editing-duration>PT19M4S</meta:editing-duration>
    <meta:editing-cycles>5</meta:editing-cycles>
    <meta:generator>LibreOffice/7.0.4.2$Windows_x86 LibreOffice_project/dcf040e67528d9187c66b2379df5ea4407429775</meta:generator>
    <meta:document-statistic meta:table-count="1" meta:image-count="0" meta:object-count="0" meta:page-count="4" meta:paragraph-count="69" meta:word-count="510" meta:character-count="3972" meta:non-whitespace-character-count="3557"/>
  </office:meta>
</office:document-meta>
</file>